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1496e" officeooo:paragraph-rsid="001149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Open Modal is a pure Js module, which uses the animate.css library to create the modal effects. <text:s/></text:p>
      <text:p text:style-name="Standard"/>
      <text:p text:style-name="Standard">To use Open Modal you need to have animate.css installed in your application, go to https://animate.style/ to configure it, then initialize Open Modal like this.</text:p>
      <text:p text:style-name="Standard"/>
      <text:p text:style-name="Standard">after the Open modal is initialized, you will need a button with a defined ID that by default works with the ID "showModal", and you will also need a modal window with a css class to hide and show the modal elements, this class could be the class [".hide"](https://materializecss.com/helpers.html#hiding) of [materialize.css](https://materializecss.com/helpers.html#hiding) </text:p>
      <text:p text:style-name="Standard">or the ['.d-none"](https://getbootstrap.com/docs/5.3/utilities/display/#hiding-elements) class from [bootstrap](https://getbootstrap.com/docs/5.3/ utilities/display/#hiding-elements), or you can define your own class to hide/show the modal elements.</text:p>
      <text:p text:style-name="Standard">You will need a Container div with the class ".open-modal" defined, or a class of its own defined in the cotainer, and a div with a class defined as modal-content, this step is important to activate the effects.</text:p>
      <text:p text:style-name="Standard"/>
      <text:p text:style-name="Standard">button code example</text:p>
      <text:p text:style-name="Standard"/>
      <text:p text:style-name="Standard">It is possible to configure some options to change the way Open Modal works, the configurable options are passed to the class constructor as a literal object</text:p>
      <text:p text:style-name="Standard"/>
      <text:p text:style-name="Standard">standard value</text:p>
      <text:p text:style-name="Standard"/>
      <text:p text:style-name="Standard">receives the id of the button responsible for opening the modal using the click event. </text:p>
      <text:p text:style-name="Standard">Receives the id of the button responsible for closing the modal</text:p>
      <text:p text:style-name="Standard"/>
      <text:p text:style-name="Standard">Receives the Class of the modal container </text:p>
      <text:p text:style-name="Standard">Receives the Class of the div in which the content is located</text:p>
      <text:p text:style-name="Standard">this css class that hides the elements, this class is applied together with the '.open-modal" class <text:s/></text:p>
      <text:p text:style-name="Standard"/>
      <text:p text:style-name="Standard">this value receives the Rgb or Exadecimal code for a color, </text:p>
      <text:p text:style-name="Standard"/>
      <text:p text:style-name="Standard">This Key returns an array as values containing the classes necessary to activate the effects in the container div using the animate.css library <text:s/></text:p>
      <text:p text:style-name="Standard"/>
      <text:p text:style-name="Standard">If you decide to change the ID's of the container and content you will have to change your css, as changing their names will undo the references to the open-modal.css file, or you can change the names and use Tailwindcss, materializecss, Bootstrap if you prefe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Português<text:line-break/><text:line-break/>Open Modal é um modulo Js puro, que usa a biblioteca animate.css para fazer os efeitos do modal. <text:s/></text:p>
      <text:p text:style-name="P1"/>
      <text:p text:style-name="P1">para usar o Open Modal você precisa ter instalado na sua aplicação o animate.css vá até https://animate.style/ pra configurá -lo, <text:s/>depois inicialize o o Open Modal assim.</text:p>
      <text:p text:style-name="P1"/>
      <text:p text:style-name="P1">após o Open modal inicializado, você precisará de um botão com um ID definido que por padrão funciona com a ID "showModal", e tambem você vai precisar de uma janela modal com um class css para ocultar <text:s/>e mostrar os elementos do modal, essa classe poder ser a classe [".hide"](https://materializecss.com/helpers.html#hiding) <text:s/>do [materialize.css](https://materializecss.com/helpers.html#hiding) </text:p>
      <text:p text:style-name="P1">ou a classe ['.d-none"](https://getbootstrap.com/docs/5.3/utilities/display/#hiding-elements) do [bootstrap](https://getbootstrap.com/docs/5.3/utilities/display/#hiding-elements), ou você pode definir sua propria classe para ocultar/mostrar os elementos do modal.</text:p>
      <text:p text:style-name="P1">Você vai precisar de uma div Container com a classe ".open-modal" definida, ou uma classe própŕa definida no cotainer, <text:s/>e uma div com uma classe definida como modal-content, essa etapa é importante para ativar os efeitos.</text:p>
      <text:p text:style-name="P1"/>
      <text:p text:style-name="P1">exemplo de codigo de botão</text:p>
      <text:p text:style-name="P1"/>
      <text:p text:style-name="P1">é possívem configurar algumas opções para alterar o funcionamento do Open Modal, as opções configuráveis são passapara para o contrutor de classe como um objeto literal</text:p>
      <text:p text:style-name="P1"/>
      <text:p text:style-name="P1">valor padrão</text:p>
      <text:p text:style-name="P1"/>
      <text:p text:style-name="P1">recebe o id do botão responsável por abrir o modal utilizando o evento click. </text:p>
      <text:p text:style-name="P1">Recebe o id do botão responsável por fechar o modal</text:p>
      <text:p text:style-name="P1"/>
      <text:p text:style-name="P1">Recebe a Classe do container do modal </text:p>
      <text:p text:style-name="P1">Recebe a Classe da div em que está o conteudo</text:p>
      <text:p text:style-name="P1">essa classe css que oculta os elementos, essa classe é aplicada junto com a classe '.open-modal" <text:s/></text:p>
      <text:p text:style-name="P1"/>
      <text:p text:style-name="P1">esse valor recebe o codigo Rgb ou Exadecimal para uma cor, </text:p>
      <text:p text:style-name="P1"/>
      <text:p text:style-name="P1">Essa Chave revebe um array como valores contendo as classes necessárias para ativar os efeitos na div do container usando a biblioteca animate.css <text:s/></text:p>
      <text:p text:style-name="P1"/>
      <text:p text:style-name="P1">caso você resolva mudar os ID's <text:s/>do container e do conteudo terá que mudar seu css, pois <text:s/>alterando seus nomes irá desfazer as referencias do arquivo open-modal.css,ou você pode mudar os nomes e usar Tailwindcss,materializecss,Bootstrap se preferir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3:20:46.418864646</meta:creation-date>
    <dc:date>2024-05-24T13:29:45.782431325</dc:date>
    <meta:editing-duration>PT1M20S</meta:editing-duration>
    <meta:editing-cycles>2</meta:editing-cycles>
    <meta:generator>LibreOffice/24.2.3.2$Linux_X86_64 LibreOffice_project/420$Build-2</meta:generator>
    <meta:document-statistic meta:table-count="0" meta:image-count="0" meta:object-count="0" meta:page-count="2" meta:paragraph-count="32" meta:word-count="636" meta:character-count="4233" meta:non-whitespace-character-count="3601"/>
  </office:meta>
</office:document-meta>
</file>